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2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6791in"/>
    </style:style>
    <style:style style:name="co4" style:family="table-column">
      <style:table-column-properties fo:break-before="auto" style:column-width="0.5654in"/>
    </style:style>
    <style:style style:name="co5" style:family="table-column">
      <style:table-column-properties fo:break-before="auto" style:column-width="0.5236in"/>
    </style:style>
    <style:style style:name="co6" style:family="table-column">
      <style:table-column-properties fo:break-before="auto" style:column-width="1.3736in"/>
    </style:style>
    <style:style style:name="co7" style:family="table-column">
      <style:table-column-properties fo:break-before="auto" style:column-width="0.6374in"/>
    </style:style>
    <style:style style:name="co8" style:family="table-column">
      <style:table-column-properties fo:break-before="auto" style:column-width="0.6689in"/>
    </style:style>
    <style:style style:name="co9" style:family="table-column">
      <style:table-column-properties fo:break-before="auto" style:column-width="0.7102in"/>
    </style:style>
    <style:style style:name="co10" style:family="table-column">
      <style:table-column-properties fo:break-before="auto" style:column-width="0.8453in"/>
    </style:style>
    <style:style style:name="co11" style:family="table-column">
      <style:table-column-properties fo:break-before="auto" style:column-width="0.368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230" table:style-name="ta1">
        <table:shapes>
          <draw:frame draw:z-index="0" draw:style-name="gr1" draw:text-style-name="P1" svg:width="17.2256in" svg:height="7.8012in" svg:x="0in" svg:y="0.1882in">
            <draw:object draw:notify-on-update-of-ranges="w230.E1:w230.E5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389282" calcext:value-type="float">
            <text:p>242338928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3398657" calcext:value-type="float">
            <text:p>242339865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408032" calcext:value-type="float">
            <text:p>242340803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1" calcext:value-type="float">
            <text:p>0.371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3417407" calcext:value-type="float">
            <text:p>242341740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13" calcext:value-type="float">
            <text:p>-1.551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802" calcext:value-type="float">
            <text:p>-9.0802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208" calcext:value-type="float">
            <text:p>-666.320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3426782" calcext:value-type="float">
            <text:p>242342678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436157" calcext:value-type="float">
            <text:p>242343615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96" calcext:value-type="float">
            <text:p>-1.559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3445532" calcext:value-type="float">
            <text:p>242344553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3454907" calcext:value-type="float">
            <text:p>242345490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464282" calcext:value-type="float">
            <text:p>242346428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3473657" calcext:value-type="float">
            <text:p>242347365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3483032" calcext:value-type="float">
            <text:p>242348303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3492407" calcext:value-type="float">
            <text:p>242349240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3501782" calcext:value-type="float">
            <text:p>242350178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3511157" calcext:value-type="float">
            <text:p>242351115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3520532" calcext:value-type="float">
            <text:p>242352053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3529907" calcext:value-type="float">
            <text:p>242352990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6979" calcext:value-type="float">
            <text:p>-9.6979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539868" calcext:value-type="float">
            <text:p>24235398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96" calcext:value-type="float">
            <text:p>-1.559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3549243" calcext:value-type="float">
            <text:p>24235492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3558618" calcext:value-type="float">
            <text:p>24235586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3567993" calcext:value-type="float">
            <text:p>24235679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577368" calcext:value-type="float">
            <text:p>24235773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3586743" calcext:value-type="float">
            <text:p>24235867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596118" calcext:value-type="float">
            <text:p>24235961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3605493" calcext:value-type="float">
            <text:p>24236054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614868" calcext:value-type="float">
            <text:p>24236148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3624243" calcext:value-type="float">
            <text:p>24236242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3633618" calcext:value-type="float">
            <text:p>24236336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3642993" calcext:value-type="float">
            <text:p>24236429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3652368" calcext:value-type="float">
            <text:p>24236523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661743" calcext:value-type="float">
            <text:p>24236617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3671118" calcext:value-type="float">
            <text:p>24236711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680493" calcext:value-type="float">
            <text:p>24236804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3689868" calcext:value-type="float">
            <text:p>24236898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699243" calcext:value-type="float">
            <text:p>24236992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3708618" calcext:value-type="float">
            <text:p>24237086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3717993" calcext:value-type="float">
            <text:p>24237179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3727368" calcext:value-type="float">
            <text:p>24237273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736743" calcext:value-type="float">
            <text:p>24237367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3746118" calcext:value-type="float">
            <text:p>24237461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755493" calcext:value-type="float">
            <text:p>24237554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3764868" calcext:value-type="float">
            <text:p>24237648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774243" calcext:value-type="float">
            <text:p>24237742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3783618" calcext:value-type="float">
            <text:p>24237836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3792993" calcext:value-type="float">
            <text:p>24237929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802368" calcext:value-type="float">
            <text:p>24238023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811743" calcext:value-type="float">
            <text:p>24238117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3821118" calcext:value-type="float">
            <text:p>24238211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3830493" calcext:value-type="float">
            <text:p>24238304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839868" calcext:value-type="float">
            <text:p>24238398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849243" calcext:value-type="float">
            <text:p>24238492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858618" calcext:value-type="float">
            <text:p>24238586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3867993" calcext:value-type="float">
            <text:p>24238679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877368" calcext:value-type="float">
            <text:p>24238773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3886743" calcext:value-type="float">
            <text:p>24238867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896118" calcext:value-type="float">
            <text:p>24238961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3905493" calcext:value-type="float">
            <text:p>24239054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914868" calcext:value-type="float">
            <text:p>24239148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3924243" calcext:value-type="float">
            <text:p>24239242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3933618" calcext:value-type="float">
            <text:p>24239336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27" calcext:value-type="float">
            <text:p>0.372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698" calcext:value-type="float">
            <text:p>2.169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6792" calcext:value-type="float">
            <text:p>638.6792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942993" calcext:value-type="float">
            <text:p>24239429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3952368" calcext:value-type="float">
            <text:p>24239523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3961743" calcext:value-type="float">
            <text:p>24239617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3971118" calcext:value-type="float">
            <text:p>24239711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3980493" calcext:value-type="float">
            <text:p>24239804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3989868" calcext:value-type="float">
            <text:p>24239898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3999243" calcext:value-type="float">
            <text:p>24239992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6979" calcext:value-type="float">
            <text:p>-9.697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4008618" calcext:value-type="float">
            <text:p>24240086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017993" calcext:value-type="float">
            <text:p>24240179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027368" calcext:value-type="float">
            <text:p>24240273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036743" calcext:value-type="float">
            <text:p>24240367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046118" calcext:value-type="float">
            <text:p>24240461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055493" calcext:value-type="float">
            <text:p>24240554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4064868" calcext:value-type="float">
            <text:p>24240648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074243" calcext:value-type="float">
            <text:p>24240742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083618" calcext:value-type="float">
            <text:p>24240836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4092993" calcext:value-type="float">
            <text:p>24240929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102368" calcext:value-type="float">
            <text:p>24241023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4111743" calcext:value-type="float">
            <text:p>24241117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4121118" calcext:value-type="float">
            <text:p>24241211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130493" calcext:value-type="float">
            <text:p>24241304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4140454" calcext:value-type="float">
            <text:p>24241404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149829" calcext:value-type="float">
            <text:p>24241498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159204" calcext:value-type="float">
            <text:p>24241592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4168579" calcext:value-type="float">
            <text:p>24241685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4177954" calcext:value-type="float">
            <text:p>24241779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187329" calcext:value-type="float">
            <text:p>24241873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196704" calcext:value-type="float">
            <text:p>24241967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4206079" calcext:value-type="float">
            <text:p>24242060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215454" calcext:value-type="float">
            <text:p>24242154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224829" calcext:value-type="float">
            <text:p>24242248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4234204" calcext:value-type="float">
            <text:p>24242342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243579" calcext:value-type="float">
            <text:p>24242435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4252954" calcext:value-type="float">
            <text:p>24242529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262329" calcext:value-type="float">
            <text:p>24242623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271704" calcext:value-type="float">
            <text:p>24242717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281079" calcext:value-type="float">
            <text:p>24242810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290454" calcext:value-type="float">
            <text:p>24242904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4299829" calcext:value-type="float">
            <text:p>24242998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309204" calcext:value-type="float">
            <text:p>24243092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318579" calcext:value-type="float">
            <text:p>24243185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327954" calcext:value-type="float">
            <text:p>24243279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4337329" calcext:value-type="float">
            <text:p>24243373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4346704" calcext:value-type="float">
            <text:p>24243467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356079" calcext:value-type="float">
            <text:p>24243560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365454" calcext:value-type="float">
            <text:p>24243654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4374829" calcext:value-type="float">
            <text:p>24243748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4384204" calcext:value-type="float">
            <text:p>24243842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4393579" calcext:value-type="float">
            <text:p>24243935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4402954" calcext:value-type="float">
            <text:p>24244029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412329" calcext:value-type="float">
            <text:p>24244123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22" calcext:value-type="float">
            <text:p>-1.5522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4421704" calcext:value-type="float">
            <text:p>24244217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96" calcext:value-type="float">
            <text:p>-1.5596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296" calcext:value-type="float">
            <text:p>-9.1296</text:p>
          </table:table-cell>
          <table:table-cell office:value-type="float" office:value="-80.6232" calcext:value-type="float">
            <text:p>-80.6232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5186" calcext:value-type="float">
            <text:p>-666.5186</text:p>
          </table:table-cell>
          <table:table-cell office:value-type="float" office:value="-952.4927" calcext:value-type="float">
            <text:p>-952.4927</text:p>
          </table:table-cell>
          <table:table-cell office:value-type="float" office:value="2424431079" calcext:value-type="float">
            <text:p>24244310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440454" calcext:value-type="float">
            <text:p>24244404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53" calcext:value-type="float">
            <text:p>-9.7053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4449829" calcext:value-type="float">
            <text:p>24244498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459204" calcext:value-type="float">
            <text:p>24244592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468579" calcext:value-type="float">
            <text:p>24244685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477954" calcext:value-type="float">
            <text:p>24244779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487329" calcext:value-type="float">
            <text:p>24244873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4496704" calcext:value-type="float">
            <text:p>24244967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4506079" calcext:value-type="float">
            <text:p>24245060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515454" calcext:value-type="float">
            <text:p>24245154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524829" calcext:value-type="float">
            <text:p>24245248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4534204" calcext:value-type="float">
            <text:p>24245342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543579" calcext:value-type="float">
            <text:p>24245435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552954" calcext:value-type="float">
            <text:p>24245529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562329" calcext:value-type="float">
            <text:p>24245623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571704" calcext:value-type="float">
            <text:p>24245717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581079" calcext:value-type="float">
            <text:p>24245810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590454" calcext:value-type="float">
            <text:p>24245904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4599829" calcext:value-type="float">
            <text:p>24245998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609204" calcext:value-type="float">
            <text:p>24246092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618579" calcext:value-type="float">
            <text:p>24246185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4627954" calcext:value-type="float">
            <text:p>24246279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637329" calcext:value-type="float">
            <text:p>24246373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646704" calcext:value-type="float">
            <text:p>24246467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4656079" calcext:value-type="float">
            <text:p>24246560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665454" calcext:value-type="float">
            <text:p>24246654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674829" calcext:value-type="float">
            <text:p>24246748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4684204" calcext:value-type="float">
            <text:p>24246842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693579" calcext:value-type="float">
            <text:p>24246935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96" calcext:value-type="float">
            <text:p>-1.559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4702954" calcext:value-type="float">
            <text:p>24247029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204" calcext:value-type="float">
            <text:p>2.1204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4814" calcext:value-type="float">
            <text:p>638.481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4712329" calcext:value-type="float">
            <text:p>24247123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721704" calcext:value-type="float">
            <text:p>24247217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731079" calcext:value-type="float">
            <text:p>24247310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741040" calcext:value-type="float">
            <text:p>24247410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750415" calcext:value-type="float">
            <text:p>24247504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759790" calcext:value-type="float">
            <text:p>24247597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4769165" calcext:value-type="float">
            <text:p>24247691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778540" calcext:value-type="float">
            <text:p>24247785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787915" calcext:value-type="float">
            <text:p>24247879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4797290" calcext:value-type="float">
            <text:p>24247972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806665" calcext:value-type="float">
            <text:p>24248066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816040" calcext:value-type="float">
            <text:p>24248160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22" calcext:value-type="float">
            <text:p>-1.5522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726" calcext:value-type="float">
            <text:p>-80.672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904" calcext:value-type="float">
            <text:p>-952.6904</text:p>
          </table:table-cell>
          <table:table-cell office:value-type="float" office:value="2424825415" calcext:value-type="float">
            <text:p>24248254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834790" calcext:value-type="float">
            <text:p>24248347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844165" calcext:value-type="float">
            <text:p>24248441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853540" calcext:value-type="float">
            <text:p>24248535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862915" calcext:value-type="float">
            <text:p>24248629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4872290" calcext:value-type="float">
            <text:p>24248722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881665" calcext:value-type="float">
            <text:p>24248816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96" calcext:value-type="float">
            <text:p>-1.559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32" calcext:value-type="float">
            <text:p>-80.6232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4927" calcext:value-type="float">
            <text:p>-952.4927</text:p>
          </table:table-cell>
          <table:table-cell office:value-type="float" office:value="2424891040" calcext:value-type="float">
            <text:p>24248910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13" calcext:value-type="float">
            <text:p>-1.551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802" calcext:value-type="float">
            <text:p>-9.0802</text:p>
          </table:table-cell>
          <table:table-cell office:value-type="float" office:value="-80.6726" calcext:value-type="float">
            <text:p>-80.672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208" calcext:value-type="float">
            <text:p>-666.3208</text:p>
          </table:table-cell>
          <table:table-cell office:value-type="float" office:value="-952.6904" calcext:value-type="float">
            <text:p>-952.6904</text:p>
          </table:table-cell>
          <table:table-cell office:value-type="float" office:value="2424900415" calcext:value-type="float">
            <text:p>24249004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4909790" calcext:value-type="float">
            <text:p>24249097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4919165" calcext:value-type="float">
            <text:p>24249191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05" calcext:value-type="float">
            <text:p>-1.5505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747" calcext:value-type="float">
            <text:p>-9.0747</text:p>
          </table:table-cell>
          <table:table-cell office:value-type="float" office:value="-80.6781" calcext:value-type="float">
            <text:p>-80.678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2988" calcext:value-type="float">
            <text:p>-666.2988</text:p>
          </table:table-cell>
          <table:table-cell office:value-type="float" office:value="-952.7124" calcext:value-type="float">
            <text:p>-952.7124</text:p>
          </table:table-cell>
          <table:table-cell office:value-type="float" office:value="2424928540" calcext:value-type="float">
            <text:p>24249285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4937915" calcext:value-type="float">
            <text:p>24249379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22" calcext:value-type="float">
            <text:p>-1.5522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4947290" calcext:value-type="float">
            <text:p>24249472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4956665" calcext:value-type="float">
            <text:p>24249566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966040" calcext:value-type="float">
            <text:p>24249660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22" calcext:value-type="float">
            <text:p>-1.5522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802" calcext:value-type="float">
            <text:p>-9.0802</text:p>
          </table:table-cell>
          <table:table-cell office:value-type="float" office:value="-80.6781" calcext:value-type="float">
            <text:p>-80.678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208" calcext:value-type="float">
            <text:p>-666.3208</text:p>
          </table:table-cell>
          <table:table-cell office:value-type="float" office:value="-952.7124" calcext:value-type="float">
            <text:p>-952.7124</text:p>
          </table:table-cell>
          <table:table-cell office:value-type="float" office:value="2424975415" calcext:value-type="float">
            <text:p>24249754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96" calcext:value-type="float">
            <text:p>-1.559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4984790" calcext:value-type="float">
            <text:p>24249847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994165" calcext:value-type="float">
            <text:p>24249941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003540" calcext:value-type="float">
            <text:p>24250035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012915" calcext:value-type="float">
            <text:p>24250129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022290" calcext:value-type="float">
            <text:p>24250222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031665" calcext:value-type="float">
            <text:p>24250316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041040" calcext:value-type="float">
            <text:p>24250410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050415" calcext:value-type="float">
            <text:p>24250504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059790" calcext:value-type="float">
            <text:p>24250597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5069165" calcext:value-type="float">
            <text:p>24250691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078540" calcext:value-type="float">
            <text:p>24250785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087915" calcext:value-type="float">
            <text:p>24250879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097290" calcext:value-type="float">
            <text:p>24250972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106665" calcext:value-type="float">
            <text:p>24251066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116040" calcext:value-type="float">
            <text:p>24251160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125415" calcext:value-type="float">
            <text:p>24251254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134790" calcext:value-type="float">
            <text:p>24251347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144165" calcext:value-type="float">
            <text:p>24251441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153540" calcext:value-type="float">
            <text:p>24251535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162915" calcext:value-type="float">
            <text:p>24251629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172290" calcext:value-type="float">
            <text:p>24251722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181665" calcext:value-type="float">
            <text:p>24251816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191040" calcext:value-type="float">
            <text:p>24251910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200415" calcext:value-type="float">
            <text:p>24252004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5209790" calcext:value-type="float">
            <text:p>24252097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219165" calcext:value-type="float">
            <text:p>24252191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228540" calcext:value-type="float">
            <text:p>24252285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5237915" calcext:value-type="float">
            <text:p>24252379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247290" calcext:value-type="float">
            <text:p>24252472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256665" calcext:value-type="float">
            <text:p>24252566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266040" calcext:value-type="float">
            <text:p>24252660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5275415" calcext:value-type="float">
            <text:p>24252754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284790" calcext:value-type="float">
            <text:p>24252847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5294165" calcext:value-type="float">
            <text:p>24252941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303540" calcext:value-type="float">
            <text:p>24253035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18" calcext:value-type="float">
            <text:p>0.3718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643" calcext:value-type="float">
            <text:p>2.164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6572" calcext:value-type="float">
            <text:p>638.6572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5312915" calcext:value-type="float">
            <text:p>24253129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322290" calcext:value-type="float">
            <text:p>24253222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5331665" calcext:value-type="float">
            <text:p>24253316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204" calcext:value-type="float">
            <text:p>2.1204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4814" calcext:value-type="float">
            <text:p>638.481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5341626" calcext:value-type="float">
            <text:p>24253416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5351001" calcext:value-type="float">
            <text:p>24253510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360376" calcext:value-type="float">
            <text:p>24253603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369751" calcext:value-type="float">
            <text:p>24253697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379126" calcext:value-type="float">
            <text:p>24253791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388501" calcext:value-type="float">
            <text:p>24253885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5397876" calcext:value-type="float">
            <text:p>24253978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5407251" calcext:value-type="float">
            <text:p>24254072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416626" calcext:value-type="float">
            <text:p>24254166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426001" calcext:value-type="float">
            <text:p>24254260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435376" calcext:value-type="float">
            <text:p>24254353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5444751" calcext:value-type="float">
            <text:p>24254447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454126" calcext:value-type="float">
            <text:p>24254541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463501" calcext:value-type="float">
            <text:p>24254635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472876" calcext:value-type="float">
            <text:p>24254728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482251" calcext:value-type="float">
            <text:p>24254822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5491626" calcext:value-type="float">
            <text:p>24254916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501001" calcext:value-type="float">
            <text:p>24255010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5510376" calcext:value-type="float">
            <text:p>24255103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519751" calcext:value-type="float">
            <text:p>24255197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529126" calcext:value-type="float">
            <text:p>24255291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538501" calcext:value-type="float">
            <text:p>24255385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547876" calcext:value-type="float">
            <text:p>24255478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557251" calcext:value-type="float">
            <text:p>24255572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5566626" calcext:value-type="float">
            <text:p>24255666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576001" calcext:value-type="float">
            <text:p>24255760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5585376" calcext:value-type="float">
            <text:p>24255853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594751" calcext:value-type="float">
            <text:p>24255947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604126" calcext:value-type="float">
            <text:p>24256041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5613501" calcext:value-type="float">
            <text:p>24256135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622876" calcext:value-type="float">
            <text:p>24256228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632251" calcext:value-type="float">
            <text:p>24256322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6979" calcext:value-type="float">
            <text:p>-9.697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641626" calcext:value-type="float">
            <text:p>24256416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651001" calcext:value-type="float">
            <text:p>24256510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660376" calcext:value-type="float">
            <text:p>24256603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5669751" calcext:value-type="float">
            <text:p>24256697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679126" calcext:value-type="float">
            <text:p>24256791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22" calcext:value-type="float">
            <text:p>-1.5522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5688501" calcext:value-type="float">
            <text:p>24256885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604" calcext:value-type="float">
            <text:p>-1.5604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351" calcext:value-type="float">
            <text:p>-9.1351</text:p>
          </table:table-cell>
          <table:table-cell office:value-type="float" office:value="-80.6177" calcext:value-type="float">
            <text:p>-80.6177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5405" calcext:value-type="float">
            <text:p>-666.5405</text:p>
          </table:table-cell>
          <table:table-cell office:value-type="float" office:value="-952.4707" calcext:value-type="float">
            <text:p>-952.4707</text:p>
          </table:table-cell>
          <table:table-cell office:value-type="float" office:value="2425697876" calcext:value-type="float">
            <text:p>24256978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53" calcext:value-type="float">
            <text:p>-9.7053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707251" calcext:value-type="float">
            <text:p>24257072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716626" calcext:value-type="float">
            <text:p>24257166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5726001" calcext:value-type="float">
            <text:p>24257260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735376" calcext:value-type="float">
            <text:p>24257353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5744751" calcext:value-type="float">
            <text:p>24257447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754126" calcext:value-type="float">
            <text:p>24257541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36" calcext:value-type="float">
            <text:p>0.3636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204" calcext:value-type="float">
            <text:p>2.1204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4814" calcext:value-type="float">
            <text:p>638.481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763501" calcext:value-type="float">
            <text:p>24257635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772876" calcext:value-type="float">
            <text:p>24257728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05" calcext:value-type="float">
            <text:p>-1.5505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747" calcext:value-type="float">
            <text:p>-9.0747</text:p>
          </table:table-cell>
          <table:table-cell office:value-type="float" office:value="-80.6781" calcext:value-type="float">
            <text:p>-80.678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2988" calcext:value-type="float">
            <text:p>-666.2988</text:p>
          </table:table-cell>
          <table:table-cell office:value-type="float" office:value="-952.7124" calcext:value-type="float">
            <text:p>-952.7124</text:p>
          </table:table-cell>
          <table:table-cell office:value-type="float" office:value="2425782251" calcext:value-type="float">
            <text:p>24257822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5791626" calcext:value-type="float">
            <text:p>24257916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801001" calcext:value-type="float">
            <text:p>24258010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62" calcext:value-type="float">
            <text:p>-9.706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810376" calcext:value-type="float">
            <text:p>24258103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819751" calcext:value-type="float">
            <text:p>24258197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1" calcext:value-type="float">
            <text:p>0.37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829126" calcext:value-type="float">
            <text:p>24258291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5838501" calcext:value-type="float">
            <text:p>24258385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5847876" calcext:value-type="float">
            <text:p>24258478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5857251" calcext:value-type="float">
            <text:p>24258572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866626" calcext:value-type="float">
            <text:p>24258666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876001" calcext:value-type="float">
            <text:p>24258760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22" calcext:value-type="float">
            <text:p>-1.5522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5885376" calcext:value-type="float">
            <text:p>24258853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894751" calcext:value-type="float">
            <text:p>24258947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32" calcext:value-type="float">
            <text:p>-80.6232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4927" calcext:value-type="float">
            <text:p>-952.4927</text:p>
          </table:table-cell>
          <table:table-cell office:value-type="float" office:value="2425904126" calcext:value-type="float">
            <text:p>24259041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96" calcext:value-type="float">
            <text:p>-1.5596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5913501" calcext:value-type="float">
            <text:p>24259135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5922876" calcext:value-type="float">
            <text:p>24259228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932251" calcext:value-type="float">
            <text:p>24259322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942212" calcext:value-type="float">
            <text:p>24259422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5951587" calcext:value-type="float">
            <text:p>24259515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960962" calcext:value-type="float">
            <text:p>24259609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970337" calcext:value-type="float">
            <text:p>24259703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5979712" calcext:value-type="float">
            <text:p>24259797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5989087" calcext:value-type="float">
            <text:p>24259890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5998462" calcext:value-type="float">
            <text:p>24259984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007837" calcext:value-type="float">
            <text:p>24260078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017212" calcext:value-type="float">
            <text:p>24260172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026587" calcext:value-type="float">
            <text:p>24260265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035962" calcext:value-type="float">
            <text:p>24260359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96" calcext:value-type="float">
            <text:p>-1.559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32" calcext:value-type="float">
            <text:p>-80.6232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4927" calcext:value-type="float">
            <text:p>-952.4927</text:p>
          </table:table-cell>
          <table:table-cell office:value-type="float" office:value="2426045337" calcext:value-type="float">
            <text:p>24260453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6054712" calcext:value-type="float">
            <text:p>24260547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204" calcext:value-type="float">
            <text:p>2.1204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4814" calcext:value-type="float">
            <text:p>638.481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064087" calcext:value-type="float">
            <text:p>24260640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6073462" calcext:value-type="float">
            <text:p>24260734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6082837" calcext:value-type="float">
            <text:p>24260828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092212" calcext:value-type="float">
            <text:p>24260922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22" calcext:value-type="float">
            <text:p>-1.5522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6101587" calcext:value-type="float">
            <text:p>24261015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96" calcext:value-type="float">
            <text:p>-1.5596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296" calcext:value-type="float">
            <text:p>-9.1296</text:p>
          </table:table-cell>
          <table:table-cell office:value-type="float" office:value="-80.6177" calcext:value-type="float">
            <text:p>-80.6177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5186" calcext:value-type="float">
            <text:p>-666.5186</text:p>
          </table:table-cell>
          <table:table-cell office:value-type="float" office:value="-952.4707" calcext:value-type="float">
            <text:p>-952.4707</text:p>
          </table:table-cell>
          <table:table-cell office:value-type="float" office:value="2426110962" calcext:value-type="float">
            <text:p>24261109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120337" calcext:value-type="float">
            <text:p>24261203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6129712" calcext:value-type="float">
            <text:p>24261297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139087" calcext:value-type="float">
            <text:p>24261390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148462" calcext:value-type="float">
            <text:p>24261484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157837" calcext:value-type="float">
            <text:p>24261578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167212" calcext:value-type="float">
            <text:p>24261672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176587" calcext:value-type="float">
            <text:p>24261765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6185962" calcext:value-type="float">
            <text:p>24261859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6195337" calcext:value-type="float">
            <text:p>24261953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204712" calcext:value-type="float">
            <text:p>24262047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214087" calcext:value-type="float">
            <text:p>24262140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223462" calcext:value-type="float">
            <text:p>24262234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6232837" calcext:value-type="float">
            <text:p>24262328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22" calcext:value-type="float">
            <text:p>-1.5522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6242212" calcext:value-type="float">
            <text:p>24262422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6251587" calcext:value-type="float">
            <text:p>24262515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1" calcext:value-type="float">
            <text:p>0.371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260962" calcext:value-type="float">
            <text:p>24262609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270337" calcext:value-type="float">
            <text:p>24262703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6279712" calcext:value-type="float">
            <text:p>24262797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289087" calcext:value-type="float">
            <text:p>24262890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298462" calcext:value-type="float">
            <text:p>24262984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307837" calcext:value-type="float">
            <text:p>24263078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6317212" calcext:value-type="float">
            <text:p>24263172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326587" calcext:value-type="float">
            <text:p>24263265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335962" calcext:value-type="float">
            <text:p>24263359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345337" calcext:value-type="float">
            <text:p>24263453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354712" calcext:value-type="float">
            <text:p>24263547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364087" calcext:value-type="float">
            <text:p>24263640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373462" calcext:value-type="float">
            <text:p>24263734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382837" calcext:value-type="float">
            <text:p>24263828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392212" calcext:value-type="float">
            <text:p>24263922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401587" calcext:value-type="float">
            <text:p>24264015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410962" calcext:value-type="float">
            <text:p>24264109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420337" calcext:value-type="float">
            <text:p>24264203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429712" calcext:value-type="float">
            <text:p>24264297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439087" calcext:value-type="float">
            <text:p>24264390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448462" calcext:value-type="float">
            <text:p>24264484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457837" calcext:value-type="float">
            <text:p>24264578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467212" calcext:value-type="float">
            <text:p>24264672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476587" calcext:value-type="float">
            <text:p>24264765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6485962" calcext:value-type="float">
            <text:p>24264859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495337" calcext:value-type="float">
            <text:p>24264953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504712" calcext:value-type="float">
            <text:p>24265047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514087" calcext:value-type="float">
            <text:p>24265140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523462" calcext:value-type="float">
            <text:p>24265234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6532837" calcext:value-type="float">
            <text:p>24265328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6542798" calcext:value-type="float">
            <text:p>24265427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96" calcext:value-type="float">
            <text:p>-1.5596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6552173" calcext:value-type="float">
            <text:p>24265521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561548" calcext:value-type="float">
            <text:p>24265615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570923" calcext:value-type="float">
            <text:p>24265709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580298" calcext:value-type="float">
            <text:p>24265802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6589673" calcext:value-type="float">
            <text:p>24265896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599048" calcext:value-type="float">
            <text:p>24265990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608423" calcext:value-type="float">
            <text:p>24266084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617798" calcext:value-type="float">
            <text:p>24266177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627173" calcext:value-type="float">
            <text:p>24266271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636548" calcext:value-type="float">
            <text:p>24266365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645923" calcext:value-type="float">
            <text:p>24266459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655298" calcext:value-type="float">
            <text:p>24266552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664673" calcext:value-type="float">
            <text:p>24266646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674048" calcext:value-type="float">
            <text:p>24266740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683423" calcext:value-type="float">
            <text:p>24266834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692798" calcext:value-type="float">
            <text:p>24266927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702173" calcext:value-type="float">
            <text:p>24267021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711548" calcext:value-type="float">
            <text:p>24267115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720923" calcext:value-type="float">
            <text:p>24267209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730298" calcext:value-type="float">
            <text:p>24267302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739673" calcext:value-type="float">
            <text:p>24267396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53" calcext:value-type="float">
            <text:p>-9.7053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749048" calcext:value-type="float">
            <text:p>24267490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6758423" calcext:value-type="float">
            <text:p>24267584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767798" calcext:value-type="float">
            <text:p>24267677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777173" calcext:value-type="float">
            <text:p>24267771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786548" calcext:value-type="float">
            <text:p>24267865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795923" calcext:value-type="float">
            <text:p>24267959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604" calcext:value-type="float">
            <text:p>-1.560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296" calcext:value-type="float">
            <text:p>-9.1296</text:p>
          </table:table-cell>
          <table:table-cell office:value-type="float" office:value="-80.6232" calcext:value-type="float">
            <text:p>-80.6232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5186" calcext:value-type="float">
            <text:p>-666.5186</text:p>
          </table:table-cell>
          <table:table-cell office:value-type="float" office:value="-952.4927" calcext:value-type="float">
            <text:p>-952.4927</text:p>
          </table:table-cell>
          <table:table-cell office:value-type="float" office:value="2426805298" calcext:value-type="float">
            <text:p>24268052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814673" calcext:value-type="float">
            <text:p>24268146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6824048" calcext:value-type="float">
            <text:p>24268240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6833423" calcext:value-type="float">
            <text:p>24268334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842798" calcext:value-type="float">
            <text:p>24268427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852173" calcext:value-type="float">
            <text:p>24268521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861548" calcext:value-type="float">
            <text:p>24268615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870923" calcext:value-type="float">
            <text:p>24268709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880298" calcext:value-type="float">
            <text:p>24268802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889673" calcext:value-type="float">
            <text:p>24268896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899048" calcext:value-type="float">
            <text:p>24268990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908423" calcext:value-type="float">
            <text:p>24269084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917798" calcext:value-type="float">
            <text:p>24269177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927173" calcext:value-type="float">
            <text:p>24269271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936548" calcext:value-type="float">
            <text:p>24269365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945923" calcext:value-type="float">
            <text:p>24269459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6955298" calcext:value-type="float">
            <text:p>24269552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964673" calcext:value-type="float">
            <text:p>24269646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974048" calcext:value-type="float">
            <text:p>24269740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983423" calcext:value-type="float">
            <text:p>24269834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992798" calcext:value-type="float">
            <text:p>24269927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002173" calcext:value-type="float">
            <text:p>24270021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011548" calcext:value-type="float">
            <text:p>24270115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020923" calcext:value-type="float">
            <text:p>24270209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030298" calcext:value-type="float">
            <text:p>24270302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039673" calcext:value-type="float">
            <text:p>24270396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049048" calcext:value-type="float">
            <text:p>24270490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058423" calcext:value-type="float">
            <text:p>24270584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7067798" calcext:value-type="float">
            <text:p>24270677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7077173" calcext:value-type="float">
            <text:p>24270771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7086548" calcext:value-type="float">
            <text:p>24270865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095923" calcext:value-type="float">
            <text:p>24270959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105298" calcext:value-type="float">
            <text:p>24271052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114673" calcext:value-type="float">
            <text:p>24271146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53" calcext:value-type="float">
            <text:p>-9.7053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124048" calcext:value-type="float">
            <text:p>24271240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133423" calcext:value-type="float">
            <text:p>24271334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143384" calcext:value-type="float">
            <text:p>24271433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7152759" calcext:value-type="float">
            <text:p>24271527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7162134" calcext:value-type="float">
            <text:p>24271621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171509" calcext:value-type="float">
            <text:p>24271715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180884" calcext:value-type="float">
            <text:p>24271808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190259" calcext:value-type="float">
            <text:p>24271902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199634" calcext:value-type="float">
            <text:p>24271996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209009" calcext:value-type="float">
            <text:p>24272090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218384" calcext:value-type="float">
            <text:p>24272183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227759" calcext:value-type="float">
            <text:p>24272277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237134" calcext:value-type="float">
            <text:p>24272371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246509" calcext:value-type="float">
            <text:p>24272465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255884" calcext:value-type="float">
            <text:p>24272558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265259" calcext:value-type="float">
            <text:p>24272652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53" calcext:value-type="float">
            <text:p>-9.7053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274634" calcext:value-type="float">
            <text:p>24272746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284009" calcext:value-type="float">
            <text:p>24272840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293384" calcext:value-type="float">
            <text:p>24272933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302759" calcext:value-type="float">
            <text:p>24273027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312134" calcext:value-type="float">
            <text:p>24273121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321509" calcext:value-type="float">
            <text:p>24273215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7330884" calcext:value-type="float">
            <text:p>24273308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340259" calcext:value-type="float">
            <text:p>24273402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349634" calcext:value-type="float">
            <text:p>24273496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359009" calcext:value-type="float">
            <text:p>24273590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7368384" calcext:value-type="float">
            <text:p>24273683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377759" calcext:value-type="float">
            <text:p>24273777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387134" calcext:value-type="float">
            <text:p>24273871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7396509" calcext:value-type="float">
            <text:p>24273965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1" calcext:value-type="float">
            <text:p>0.371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643" calcext:value-type="float">
            <text:p>2.164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6572" calcext:value-type="float">
            <text:p>638.6572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405884" calcext:value-type="float">
            <text:p>24274058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415259" calcext:value-type="float">
            <text:p>24274152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7424634" calcext:value-type="float">
            <text:p>24274246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7434009" calcext:value-type="float">
            <text:p>24274340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443384" calcext:value-type="float">
            <text:p>24274433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204" calcext:value-type="float">
            <text:p>2.1204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4814" calcext:value-type="float">
            <text:p>638.481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452759" calcext:value-type="float">
            <text:p>24274527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462134" calcext:value-type="float">
            <text:p>24274621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7471509" calcext:value-type="float">
            <text:p>24274715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7480884" calcext:value-type="float">
            <text:p>24274808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490259" calcext:value-type="float">
            <text:p>24274902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499634" calcext:value-type="float">
            <text:p>24274996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509009" calcext:value-type="float">
            <text:p>24275090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518384" calcext:value-type="float">
            <text:p>24275183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527759" calcext:value-type="float">
            <text:p>24275277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7537134" calcext:value-type="float">
            <text:p>24275371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546509" calcext:value-type="float">
            <text:p>24275465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555884" calcext:value-type="float">
            <text:p>24275558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13" calcext:value-type="float">
            <text:p>-1.551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802" calcext:value-type="float">
            <text:p>-9.0802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208" calcext:value-type="float">
            <text:p>-666.320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7565259" calcext:value-type="float">
            <text:p>24275652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574634" calcext:value-type="float">
            <text:p>24275746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7584009" calcext:value-type="float">
            <text:p>24275840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7593384" calcext:value-type="float">
            <text:p>24275933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602759" calcext:value-type="float">
            <text:p>24276027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612134" calcext:value-type="float">
            <text:p>24276121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621509" calcext:value-type="float">
            <text:p>24276215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630884" calcext:value-type="float">
            <text:p>24276308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640259" calcext:value-type="float">
            <text:p>24276402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649634" calcext:value-type="float">
            <text:p>24276496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659009" calcext:value-type="float">
            <text:p>24276590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668384" calcext:value-type="float">
            <text:p>24276683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677759" calcext:value-type="float">
            <text:p>24276777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687134" calcext:value-type="float">
            <text:p>24276871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696509" calcext:value-type="float">
            <text:p>24276965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204" calcext:value-type="float">
            <text:p>2.1204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4814" calcext:value-type="float">
            <text:p>638.481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705884" calcext:value-type="float">
            <text:p>24277058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715259" calcext:value-type="float">
            <text:p>24277152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724634" calcext:value-type="float">
            <text:p>24277246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734009" calcext:value-type="float">
            <text:p>24277340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743970" calcext:value-type="float">
            <text:p>24277439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753345" calcext:value-type="float">
            <text:p>24277533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762720" calcext:value-type="float">
            <text:p>24277627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772095" calcext:value-type="float">
            <text:p>24277720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7781470" calcext:value-type="float">
            <text:p>24277814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790845" calcext:value-type="float">
            <text:p>24277908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7800220" calcext:value-type="float">
            <text:p>24278002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7809595" calcext:value-type="float">
            <text:p>24278095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818970" calcext:value-type="float">
            <text:p>24278189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828345" calcext:value-type="float">
            <text:p>24278283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7837720" calcext:value-type="float">
            <text:p>24278377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847095" calcext:value-type="float">
            <text:p>24278470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856470" calcext:value-type="float">
            <text:p>24278564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7865845" calcext:value-type="float">
            <text:p>24278658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875220" calcext:value-type="float">
            <text:p>24278752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884595" calcext:value-type="float">
            <text:p>24278845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893970" calcext:value-type="float">
            <text:p>24278939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903345" calcext:value-type="float">
            <text:p>24279033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912720" calcext:value-type="float">
            <text:p>24279127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96" calcext:value-type="float">
            <text:p>-1.5596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7922095" calcext:value-type="float">
            <text:p>24279220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53" calcext:value-type="float">
            <text:p>-9.7053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931470" calcext:value-type="float">
            <text:p>24279314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940845" calcext:value-type="float">
            <text:p>24279408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950220" calcext:value-type="float">
            <text:p>24279502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959595" calcext:value-type="float">
            <text:p>24279595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968970" calcext:value-type="float">
            <text:p>24279689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978345" calcext:value-type="float">
            <text:p>24279783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987720" calcext:value-type="float">
            <text:p>24279877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7997095" calcext:value-type="float">
            <text:p>24279970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8006470" calcext:value-type="float">
            <text:p>24280064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8015845" calcext:value-type="float">
            <text:p>24280158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8025220" calcext:value-type="float">
            <text:p>24280252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8034595" calcext:value-type="float">
            <text:p>24280345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8043970" calcext:value-type="float">
            <text:p>24280439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8053345" calcext:value-type="float">
            <text:p>24280533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8062720" calcext:value-type="float">
            <text:p>24280627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8072095" calcext:value-type="float">
            <text:p>24280720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8081470" calcext:value-type="float">
            <text:p>24280814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8090845" calcext:value-type="float">
            <text:p>24280908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8100220" calcext:value-type="float">
            <text:p>24281002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8109595" calcext:value-type="float">
            <text:p>24281095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8118970" calcext:value-type="float">
            <text:p>24281189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8128345" calcext:value-type="float">
            <text:p>24281283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8137720" calcext:value-type="float">
            <text:p>24281377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8147095" calcext:value-type="float">
            <text:p>24281470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8156470" calcext:value-type="float">
            <text:p>24281564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1" calcext:value-type="float">
            <text:p>0.371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643" calcext:value-type="float">
            <text:p>2.1643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32" calcext:value-type="float">
            <text:p>-80.6232</text:p>
          </table:table-cell>
          <table:table-cell office:value-type="float" office:value="638.6572" calcext:value-type="float">
            <text:p>638.6572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4927" calcext:value-type="float">
            <text:p>-952.4927</text:p>
          </table:table-cell>
          <table:table-cell office:value-type="float" office:value="2428165845" calcext:value-type="float">
            <text:p>24281658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36" calcext:value-type="float">
            <text:p>0.3636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204" calcext:value-type="float">
            <text:p>2.1204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4814" calcext:value-type="float">
            <text:p>638.481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8175220" calcext:value-type="float">
            <text:p>24281752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22" calcext:value-type="float">
            <text:p>-1.5522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8184595" calcext:value-type="float">
            <text:p>24281845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8193970" calcext:value-type="float">
            <text:p>24281939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8203345" calcext:value-type="float">
            <text:p>24282033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8212720" calcext:value-type="float">
            <text:p>24282127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8222095" calcext:value-type="float">
            <text:p>24282220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8231470" calcext:value-type="float">
            <text:p>24282314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8240845" calcext:value-type="float">
            <text:p>24282408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8250220" calcext:value-type="float">
            <text:p>24282502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8259595" calcext:value-type="float">
            <text:p>24282595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8268970" calcext:value-type="float">
            <text:p>24282689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8278345" calcext:value-type="float">
            <text:p>24282783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8287720" calcext:value-type="float">
            <text:p>24282877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1" calcext:value-type="float">
            <text:p>0.37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643" calcext:value-type="float">
            <text:p>2.164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6572" calcext:value-type="float">
            <text:p>638.6572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8297095" calcext:value-type="float">
            <text:p>24282970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8306470" calcext:value-type="float">
            <text:p>24283064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8315845" calcext:value-type="float">
            <text:p>24283158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</table:table>
      <table:table table:name="Sheet1" table:style-name="ta1">
        <table:table-column table:style-name="co1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w230.A1:w230.M210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3:22:21.501791057</meta:creation-date>
    <dc:date>2023-02-21T13:35:22.606496475</dc:date>
    <meta:editing-duration>PT13M1S</meta:editing-duration>
    <meta:editing-cycles>1</meta:editing-cycles>
    <meta:document-statistic meta:table-count="2" meta:cell-count="15262" meta:object-count="1"/>
    <meta:generator>LibreOffice/7.4.5.1$Linux_X86_64 LibreOffice_project/40$Build-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3.754cm" svg:height="19.816cm" xlink:href=".." xlink:type="simple" chart:class="chart:line" chart:style-name="ch1">
        <chart:legend chart:legend-position="end" svg:x="40.902cm" svg:y="9.609cm" style:legend-expansion="high" chart:style-name="ch2"/>
        <chart:plot-area chart:style-name="ch3" table:cell-range-address="w230.E1:w230.E500" svg:x="0.875cm" svg:y="0.396cm" svg:width="39.152cm" svg:height="19.024cm">
          <chart:coordinate-region svg:x="2.079cm" svg:y="0.596cm" svg:width="37.948cm" svg:height="18.6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230.E1:w230.E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.7012">
                <text:p>-9.7012</text:p>
                <draw:g>
                  <svg:desc>w230.E1:w230.E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.6988">
                <text:p>-9.69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9.6979">
                <text:p>-9.69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9.6996">
                <text:p>-9.69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9.7045">
                <text:p>-9.70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.7045">
                <text:p>-9.70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.6996">
                <text:p>-9.69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9.6979">
                <text:p>-9.69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9.6988">
                <text:p>-9.69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9.7045">
                <text:p>-9.70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9.7045">
                <text:p>-9.70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9.7045">
                <text:p>-9.70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9.6996">
                <text:p>-9.69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9.6996">
                <text:p>-9.69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9.6996">
                <text:p>-9.69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9.6996">
                <text:p>-9.69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9.6996">
                <text:p>-9.69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9.7045">
                <text:p>-9.70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9.6996">
                <text:p>-9.69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9.7053">
                <text:p>-9.70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9.6996">
                <text:p>-9.69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9.6996">
                <text:p>-9.69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9.7045">
                <text:p>-9.70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9.7045">
                <text:p>-9.70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9.6996">
                <text:p>-9.69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9.6988">
                <text:p>-9.69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9.7045">
                <text:p>-9.70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9.6996">
                <text:p>-9.69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9.6988">
                <text:p>-9.69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9.7045">
                <text:p>-9.70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9.6996">
                <text:p>-9.69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9.6996">
                <text:p>-9.69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9.7045">
                <text:p>-9.70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9.6988">
                <text:p>-9.69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9.7045">
                <text:p>-9.70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9.6988">
                <text:p>-9.698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9.7045">
                <text:p>-9.704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9.6996">
                <text:p>-9.69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9.6996">
                <text:p>-9.699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9.6996">
                <text:p>-9.699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9.6979">
                <text:p>-9.697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9.7045">
                <text:p>-9.70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9.6996">
                <text:p>-9.69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9.7053">
                <text:p>-9.70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9.6996">
                <text:p>-9.699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9.6988">
                <text:p>-9.698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9.7045">
                <text:p>-9.70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9.7062">
                <text:p>-9.70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9.6988">
                <text:p>-9.698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9.7045">
                <text:p>-9.704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9.6996">
                <text:p>-9.69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9.6996">
                <text:p>-9.69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9.7045">
                <text:p>-9.70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9.7045">
                <text:p>-9.704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9.7045">
                <text:p>-9.70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9.6988">
                <text:p>-9.698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9.7045">
                <text:p>-9.704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9.6996">
                <text:p>-9.699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9.6996">
                <text:p>-9.69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9.7045">
                <text:p>-9.704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9.6988">
                <text:p>-9.698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9.6988">
                <text:p>-9.698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9.6996">
                <text:p>-9.699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9.7053">
                <text:p>-9.705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9.6996">
                <text:p>-9.699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9.6996">
                <text:p>-9.699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9.6996">
                <text:p>-9.699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9.7045">
                <text:p>-9.704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9.6996">
                <text:p>-9.699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9.6996">
                <text:p>-9.699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9.6996">
                <text:p>-9.699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9.7053">
                <text:p>-9.705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9.7045">
                <text:p>-9.704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9.6996">
                <text:p>-9.699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9.6996">
                <text:p>-9.699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9.6996">
                <text:p>-9.699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9.7053">
                <text:p>-9.705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9.6988">
                <text:p>-9.698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9.7045">
                <text:p>-9.704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9.6988">
                <text:p>-9.698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9.7045">
                <text:p>-9.704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9.6996">
                <text:p>-9.699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9.7045">
                <text:p>-9.704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9.6996">
                <text:p>-9.699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9.7045">
                <text:p>-9.704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9.7045">
                <text:p>-9.704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9.6988">
                <text:p>-9.698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9.7045">
                <text:p>-9.704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9.7053">
                <text:p>-9.705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9.6988">
                <text:p>-9.698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9.7045">
                <text:p>-9.704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9.7021">
                <text:p>-9.702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9.6988">
                <text:p>-9.698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9.6988">
                <text:p>-9.698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9.7037">
                <text:p>-9.70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